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6.1</text:p>
      <text:p text:style-name="Normalny"><draw:frame draw:style-name="a0" draw:name="Obraz 1" text:anchor-type="as-char" svg:x="0in" svg:y="0in" svg:width="2.51688in" svg:height="0.94175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6.2</text:p>
      <text:p text:style-name="Normalny"><draw:frame draw:style-name="a1" draw:name="Obraz 1" text:anchor-type="as-char" svg:x="0in" svg:y="0in" svg:width="3.72532in" svg:height="2.55856in" style:rel-width="scale" style:rel-height="scale"><draw:image xlink:href="media/image2.png" xlink:type="simple" xlink:show="embed" xlink:actuate="onLoad"/><svg:title/><svg:desc/></draw:frame></text:p>
      <text:p text:style-name="Normalny">6.3</text:p>
      <text:soft-page-break/>
      <text:p text:style-name="Normalny"><draw:frame draw:style-name="a2" draw:name="Obraz 1" text:anchor-type="as-char" svg:x="0in" svg:y="0in" svg:width="3.91701in" svg:height="6.50056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>6.4<draw:frame draw:style-name="a3" draw:name="Obraz 1" text:anchor-type="as-char" svg:x="0in" svg:y="0in" svg:width="3.31695in" svg:height="0.52505in" style:rel-width="scale" style:rel-height="scale"><draw:image xlink:href="media/image4.png" xlink:type="simple" xlink:show="embed" xlink:actuate="onLoad"/><svg:title/><svg:desc/></draw:frame></text:p>
      <text:p text:style-name="Normalny"/>
      <text:p text:style-name="Normalny"/>
      <text:p text:style-name="Normalny"><draw:frame draw:style-name="a4" draw:name="Obraz 1" text:anchor-type="as-char" svg:x="0in" svg:y="0in" svg:width="3.38363in" svg:height="0.43337in" style:rel-width="scale" style:rel-height="scale"><draw:image xlink:href="media/image5.png" xlink:type="simple" xlink:show="embed" xlink:actuate="onLoad"/><svg:title/><svg:desc/></draw:frame></text:p>
      <text:p text:style-name="Normalny"><draw:frame draw:style-name="a5" draw:name="Obraz 1" text:anchor-type="as-char" svg:x="0in" svg:y="0in" svg:width="3.31695in" svg:height="0.50004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ański Wiktor</meta:initial-creator>
    <dc:creator>Szymański Wiktor</dc:creator>
    <meta:creation-date>2026-03-17T19:33:00Z</meta:creation-date>
    <dc:date>2026-03-17T19:35:00Z</dc:date>
    <meta:template xlink:href="Normal" xlink:type="simple"/>
    <meta:editing-cycles>1</meta:editing-cycles>
    <meta:editing-duration>PT120S</meta:editing-duration>
    <meta:document-statistic meta:page-count="2" meta:paragraph-count="1" meta:word-count="4" meta:character-count="30" meta:row-count="1" meta:non-whitespace-character-count="27"/>
  </office:meta>
</office:document-meta>
</file>